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weight="bold" officeooo:rsid="000a22bb" officeooo:paragraph-rsid="000a22bb" style:font-weight-asian="bold" style:font-weight-complex="bold"/>
    </style:style>
    <style:style style:name="P2" style:family="paragraph" style:parent-style-name="Standard">
      <style:text-properties style:font-name="FreeSans" fo:font-weight="bold" officeooo:rsid="000aed4f" officeooo:paragraph-rsid="000aed4f" style:font-weight-asian="bold" style:font-weight-complex="bold"/>
    </style:style>
    <style:style style:name="P3" style:family="paragraph" style:parent-style-name="Standard">
      <style:text-properties style:font-name="FreeSans" fo:font-weight="bold" officeooo:rsid="00119338" officeooo:paragraph-rsid="00119338" style:font-weight-asian="bold" style:font-weight-complex="bold"/>
    </style:style>
    <style:style style:name="P4" style:family="paragraph" style:parent-style-name="Standard">
      <style:text-properties style:font-name="FreeSans" fo:font-weight="normal" officeooo:rsid="000a22bb" officeooo:paragraph-rsid="000a22bb" style:font-weight-asian="normal" style:font-weight-complex="normal"/>
    </style:style>
    <style:style style:name="P5" style:family="paragraph" style:parent-style-name="Standard">
      <style:text-properties style:font-name="FreeSans" fo:font-weight="normal" officeooo:rsid="000ddb7b" officeooo:paragraph-rsid="000ddb7b" style:font-weight-asian="normal" style:font-weight-complex="normal"/>
    </style:style>
    <style:style style:name="P6" style:family="paragraph" style:parent-style-name="Standard">
      <style:text-properties style:font-name="FreeSans" fo:font-weight="normal" officeooo:rsid="00119338" officeooo:paragraph-rsid="00119338" style:font-weight-asian="normal" style:font-weight-complex="normal"/>
    </style:style>
    <style:style style:name="P7" style:family="paragraph" style:parent-style-name="Standard">
      <style:text-properties style:font-name="FreeSans" fo:font-weight="normal" officeooo:rsid="0012a098" officeooo:paragraph-rsid="0012a098" style:font-weight-asian="normal" style:font-weight-complex="normal"/>
    </style:style>
    <style:style style:name="P8" style:family="paragraph" style:parent-style-name="Standard" style:list-style-name="L1">
      <style:text-properties style:font-name="FreeSans" fo:font-weight="normal" officeooo:rsid="000a22bb" officeooo:paragraph-rsid="000a22bb" style:font-weight-asian="normal" style:font-weight-complex="normal"/>
    </style:style>
    <style:style style:name="P9" style:family="paragraph" style:parent-style-name="Standard" style:list-style-name="L2">
      <style:text-properties style:font-name="FreeSans" fo:font-weight="normal" officeooo:rsid="000d7ca1" officeooo:paragraph-rsid="000d7ca1" style:font-weight-asian="normal" style:font-weight-complex="normal"/>
    </style:style>
    <style:style style:name="P10" style:family="paragraph" style:parent-style-name="Standard" style:list-style-name="L2">
      <style:text-properties style:font-name="FreeSans" fo:font-weight="normal" officeooo:rsid="000ddb7b" officeooo:paragraph-rsid="000ddb7b" style:font-weight-asian="normal" style:font-weight-complex="normal"/>
    </style:style>
    <style:style style:name="P11" style:family="paragraph" style:parent-style-name="Standard">
      <style:text-properties style:font-name="FreeSans" officeooo:rsid="000a22bb" officeooo:paragraph-rsid="000a22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2b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c4eab"/>
    </style:style>
    <style:style style:name="T5" style:family="text">
      <style:text-properties officeooo:rsid="000edb91"/>
    </style:style>
    <style:style style:name="T6" style:family="text">
      <style:text-properties officeooo:rsid="0012a0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Description :</text:p>
      <text:p text:style-name="P1"/>
      <text:list xml:id="list7546807713669103359" text:style-name="L1">
        <text:list-item>
          <text:p text:style-name="P8">MYSQL database is accessed over Internet from an Android application I.e user directly interacts with an Android application.</text:p>
        </text:list-item>
        <text:list-item>
          <text:p text:style-name="P8">An account is maintained for each user( blood donor and acceptor ).</text:p>
        </text:list-item>
        <text:list-item>
          <text:p text:style-name="P8">Data of acceptor and donor is stored in MYSQL database.</text:p>
        </text:list-item>
        <text:list-item>
          <text:p text:style-name="P8">User can update his/her data.</text:p>
        </text:list-item>
        <text:list-item>
          <text:p text:style-name="P8">An acceptor is intimated with donor's information over mail and mobile if required blood group is available from any donor.</text:p>
        </text:list-item>
      </text:list>
      <text:p text:style-name="P4"/>
      <text:p text:style-name="P2">Queries :</text:p>
      <text:p text:style-name="P2"/>
      <text:list xml:id="list4428193922422808428" text:style-name="L2">
        <text:list-item>
          <text:p text:style-name="P9">Store user's info.</text:p>
        </text:list-item>
        <text:list-item>
          <text:p text:style-name="P9">Update user's info.</text:p>
        </text:list-item>
        <text:list-item>
          <text:p text:style-name="P9">Remove user account</text:p>
        </text:list-item>
        <text:list-item>
          <text:p text:style-name="P9">Get the count of users with a given user name</text:p>
        </text:list-item>
        <text:list-item>
          <text:p text:style-name="P9">Get the count of accounts with given user name and password</text:p>
        </text:list-item>
        <text:list-item>
          <text:p text:style-name="P9">Get all info of a user <text:span text:style-name="T5">with a particular user name</text:span></text:p>
        </text:list-item>
        <text:list-item>
          <text:p text:style-name="P9">Get count of donors with a particular blood group</text:p>
        </text:list-item>
        <text:list-item>
          <text:p text:style-name="P9">Get count of donors with a particular blood group and residing in a particular country</text:p>
        </text:list-item>
        <text:list-item>
          <text:p text:style-name="P9">Get donor's name, mobile, email with a particular blood group</text:p>
        </text:list-item>
        <text:list-item>
          <text:p text:style-name="P9">Get donor's name, mobile, email with a particular blood group and residing in a particular country</text:p>
        </text:list-item>
        <text:list-item>
          <text:p text:style-name="P10">Get count of acceptors with a particular blood group</text:p>
        </text:list-item>
        <text:list-item>
          <text:p text:style-name="P10">Get count of acceptors with a particular blood group and residing in a particular country</text:p>
        </text:list-item>
        <text:list-item>
          <text:p text:style-name="P10">Get acceptor's name, mobile, email with a particular blood group</text:p>
        </text:list-item>
        <text:list-item>
          <text:p text:style-name="P10">Get acceptor's name, mobile, email with a particular blood group and residing in a particular country</text:p>
        </text:list-item>
      </text:list>
      <text:p text:style-name="P5"/>
      <text:p text:style-name="P3">Complex Queries :</text:p>
      <text:p text:style-name="P3"/>
      <text:p text:style-name="P6">Out of the above 14 queries, <text:span text:style-name="T6">the following may be the complex queries</text:span></text:p>
      <text:p text:style-name="P7">5, 8, 9, 10, 12, 13, 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8:38:45.591045413</meta:creation-date>
    <meta:generator>LibreOffice/4.2.8.2$Linux_x86 LibreOffice_project/420m0$Build-2</meta:generator>
    <dc:date>2017-04-01T19:09:58.608035528</dc:date>
    <meta:editing-duration>PT5H54M51S</meta:editing-duration>
    <meta:editing-cycles>9</meta:editing-cycles>
    <meta:document-statistic meta:table-count="0" meta:image-count="0" meta:object-count="0" meta:page-count="1" meta:paragraph-count="24" meta:word-count="252" meta:character-count="1378" meta:non-whitespace-character-count="1169"/>
  </office:meta>
</office:document-meta>
</file>